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ackground-color="transparent"/>
      <style:text-properties fo:font-size="11pt" officeooo:rsid="00071f62" officeooo:paragraph-rsid="00071f62" style:font-size-asian="9.60000038146973pt" style:font-size-complex="11pt"/>
    </style:style>
    <style:style style:name="P2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ize="11pt" officeooo:rsid="00071f62" officeooo:paragraph-rsid="00071f62" style:font-size-asian="9.60000038146973pt" style:font-size-complex="11pt"/>
    </style:style>
    <style:style style:name="P3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ize="11pt" officeooo:rsid="00071f62" officeooo:paragraph-rsid="00076875" style:font-size-asian="9.60000038146973pt" style:font-size-complex="11pt"/>
    </style:style>
    <style:style style:name="P4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ize="11pt" officeooo:rsid="00071f62" officeooo:paragraph-rsid="001039cc" style:font-size-asian="9.60000038146973pt" style:font-size-complex="11pt"/>
    </style:style>
    <style:style style:name="P5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ize="11pt" officeooo:rsid="00076875" officeooo:paragraph-rsid="00076875" style:font-size-asian="9.60000038146973pt" style:font-size-complex="11pt"/>
    </style:style>
    <style:style style:name="T1" style:family="text">
      <style:text-properties officeooo:rsid="00076875"/>
    </style:style>
    <style:style style:name="T2" style:family="text">
      <style:text-properties officeooo:rsid="0008f9f3"/>
    </style:style>
    <style:style style:name="T3" style:family="text">
      <style:text-properties officeooo:rsid="0009fd01"/>
    </style:style>
    <style:style style:name="T4" style:family="text">
      <style:text-properties officeooo:rsid="00103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<text:span text:style-name="T2">J</text:span>ava<text:tab/><text:tab/><text:tab/><text:tab/><text:tab/><text:tab/><text:tab/>C++<text:tab/><text:tab/><text:tab/><text:tab/><text:tab/><text:tab/><text:tab/>Python</text:p>
      <text:p text:style-name="P2"/>
      <text:p text:style-name="P4"><text:tab/><text:tab/><text:tab/><text:tab/><text:tab/><text:tab/>#include&lt;iostream&gt;<text:tab/><text:tab/><text:tab/><text:span text:style-name="T3">class </text:span><text:span text:style-name="T4">Main_cls</text:span><text:span text:style-name="T3">:</text:span><text:tab/>//<text:span text:style-name="T1">logical memory</text:span><text:tab/></text:p>
      <text:p text:style-name="P2">import java.util.*<text:tab/><text:tab/><text:tab/><text:tab/>using namespace std;<text:tab/><text:tab/><text:tab/><text:tab/><text:span text:style-name="T3">dm</text:span></text:p>
      <text:p text:style-name="P2">class Main<text:tab/>//<text:span text:style-name="T1">logical memory</text:span><text:tab/><text:tab/>class Main_<text:span text:style-name="T1">class<text:tab/><text:tab/><text:tab/><text:tab/></text:span><text:span text:style-name="T4">mf</text:span><text:span text:style-name="T3">():</text:span></text:p>
      <text:p text:style-name="P2">{<text:tab/><text:tab/><text:tab/><text:tab/><text:tab/><text:tab/>{<text:tab/><text:tab/><text:tab/><text:tab/><text:tab/><text:tab/></text:p>
      <text:p text:style-name="P2"><text:s text:c="3"/>dm;<text:tab/><text:tab/><text:tab/><text:tab/><text:tab/><text:tab/> <text:s text:c="2"/>private:<text:tab/><text:tab/><text:tab/><text:tab/><text:tab/></text:p>
      <text:p text:style-name="P2"><text:s text:c="3"/>public:<text:tab/><text:tab/><text:tab/><text:tab/><text:tab/> <text:s text:c="4"/>dm;<text:tab/><text:tab/><text:tab/><text:tab/><text:tab/><text:tab/><text:tab/></text:p>
      <text:p text:style-name="P4"><text:s text:c="5"/>mf()<text:tab/><text:tab/><text:tab/><text:tab/><text:tab/><text:tab/> <text:s text:c="2"/>public:<text:tab/><text:tab/><text:tab/><text:tab/><text:span text:style-name="T4">obj1=Main_cls()/</text:span>/<text:span text:style-name="T1">physical memory</text:span></text:p>
      <text:p text:style-name="P2">}<text:tab/><text:tab/><text:tab/><text:tab/><text:tab/><text:tab/> <text:s text:c="5"/>mf();<text:tab/><text:tab/><text:tab/><text:tab/><text:span text:style-name="T4">obj.dm=12</text:span></text:p>
      <text:p text:style-name="P2"><text:tab/><text:tab/><text:tab/><text:tab/><text:tab/><text:tab/> };<text:tab/><text:tab/><text:tab/><text:tab/><text:tab/><text:span text:style-name="T4">obj.mf()</text:span></text:p>
      <text:p text:style-name="P2"><text:tab/><text:tab/><text:tab/><text:tab/><text:tab/><text:tab/><text:span text:style-name="T1">void Main_class::mf()<text:tab/><text:tab/><text:tab/><text:tab/><text:tab/></text:span></text:p>
      <text:p text:style-name="P2"><text:tab/><text:tab/><text:tab/><text:tab/><text:tab/><text:tab/><text:span text:style-name="T1">{</text:span></text:p>
      <text:p text:style-name="P3"><text:tab/><text:tab/><text:tab/><text:tab/><text:tab/><text:tab/>----<text:tab/><text:tab/><text:tab/><text:tab/><text:tab/><text:tab/><text:tab/></text:p>
      <text:p text:style-name="P5"><text:tab/><text:tab/><text:tab/><text:tab/><text:tab/><text:tab/>---<text:tab/><text:tab/><text:tab/><text:tab/><text:tab/><text:tab/><text:tab/></text:p>
      <text:p text:style-name="P5"><text:tab/><text:tab/><text:tab/><text:tab/><text:tab/><text:tab/>}<text:tab/><text:tab/><text:tab/><text:tab/><text:tab/><text:tab/></text:p>
      <text:p text:style-name="P2"/>
      <text:p text:style-name="P2">class demo<text:tab/><text:tab/><text:tab/><text:tab/><text:tab/><text:span text:style-name="T1">void</text:span> main()<text:tab/><text:tab/><text:tab/><text:tab/><text:tab/><text:tab/></text:p>
      <text:p text:style-name="P2">{<text:tab/><text:tab/><text:tab/><text:tab/><text:tab/><text:tab/>{</text:p>
      <text:p text:style-name="P3"><text:s text:c="2"/>psvm(string args[])<text:tab/><text:tab/><text:tab/><text:tab/> <text:s text:c="2"/>Main _<text:span text:style-name="T1">class </text:span>obj1, obj2;//<text:span text:style-name="T1">physical memory<text:tab/><text:tab/></text:span></text:p>
      <text:p text:style-name="P2"><text:s/>{<text:tab/><text:tab/><text:tab/><text:tab/><text:tab/><text:tab/> <text:s/><text:span text:style-name="T1">obj1.dm;<text:tab/><text:tab/><text:tab/><text:tab/><text:tab/><text:tab/></text:span></text:p>
      <text:p text:style-name="P3"><text:s text:c="3"/>Main obj=new obj();//<text:span text:style-name="T1">physical memory</text:span><text:tab/> <text:s/><text:span text:style-name="T1">obj2.mf();</text:span><text:tab/><text:tab/><text:tab/><text:tab/><text:tab/><text:tab/><text:tab/></text:p>
      <text:p text:style-name="P2"><text:s text:c="3"/>obj.dm=;<text:tab/><text:tab/><text:tab/><text:tab/><text:tab/><text:span text:style-name="T1">}<text:tab/><text:tab/><text:tab/><text:tab/><text:tab/><text:tab/><text:tab/></text:span></text:p>
      <text:p text:style-name="P2"><text:s text:c="3"/>obj.mf=;<text:tab/><text:tab/><text:tab/><text:tab/><text:tab/></text:p>
      <text:p text:style-name="P2"><text:s text:c="3"/>--<text:tab/><text:tab/><text:tab/><text:tab/><text:tab/><text:tab/></text:p>
      <text:p text:style-name="P2"><text:s text:c="2"/>}</text:p>
      <text:p text:style-name="P2">} <text:tab/><text:tab/><text:tab/><text:tab/><text:tab/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09cm" fo:margin-right="1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1:16:03.194368548</meta:creation-date>
    <meta:editing-duration>PT16M59S</meta:editing-duration>
    <meta:editing-cycles>2</meta:editing-cycles>
    <meta:generator>LibreOffice/7.2.6.2$Linux_X86_64 LibreOffice_project/20$Build-2</meta:generator>
    <dc:date>2022-04-01T11:43:08.100477612</dc:date>
    <meta:document-statistic meta:table-count="0" meta:image-count="0" meta:object-count="0" meta:page-count="1" meta:paragraph-count="25" meta:word-count="68" meta:character-count="715" meta:non-whitespace-character-count="408"/>
  </office:meta>
</office:document-meta>
</file>